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4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6736-03-30" calcext:value-type="date">
            <text:p>30/03/36</text:p>
          </table:table-cell>
          <table:table-cell table:style-name="ce5" table:formula="of:=SUM([.B3:.B361])" office:value-type="float" office:value="103.833333333333" calcext:value-type="float">
            <text:p>103.8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63" calcext:value-type="float">
            <text:p>2.6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73" calcext:value-type="float">
            <text:p>2.73</text:p>
          </table:table-cell>
          <table:table-cell table:number-columns-repeated="5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table:number-columns-repeated="5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19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19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19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19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19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19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19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19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19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19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19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19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19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19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19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19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19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19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19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19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19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19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19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19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19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19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9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9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5"/>
          <table:table-cell table:style-name="ce11" table:formula="of:=SUM([.B27:.B57])" office:value-type="float" office:value="40.6333333333333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5"/>
          <table:table-cell table:style-name="ce11" table:formula="of:=SUM([.B58:.B85])" office:value-type="float" office:value="40.45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6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1:18:26.080336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1-23T22:04:54.915577846</dc:date>
    <meta:editing-duration>P29DT17H46M43S</meta:editing-duration>
    <meta:editing-cycles>551</meta:editing-cycles>
    <meta:generator>LibreOffice/4.2.8.2$Linux_X86_64 LibreOffice_project/420m0$Build-2</meta:generator>
    <meta:document-statistic meta:table-count="1" meta:cell-count="334" meta:object-count="0"/>
  </office:meta>
</office:document-meta>
</file>